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41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86mm" svg:height="90.13mm" svg:x="9.25mm" svg:y="123.78mm">
            <draw:object draw:notify-on-update-of-ranges="Feuille1.A5:Feuille1.A12 Feuille1.B4:Feuille1.B4 Feuille1.B5:Feuille1.B12 Feuille1.C4:Feuille1.C4 Feuille1.C5:Feuille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Resultat Benchmark anonymous class (java7) vs. Lambda (java8)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4">
          <table:table-cell table:style-name="ce2" office:value-type="string" calcext:value-type="string">
            <text:p>nbPersonnes</text:p>
          </table:table-cell>
          <table:table-cell table:style-name="ce3" office:value-type="string" calcext:value-type="string">
            <text:p>anonymous class</text:p>
            <text:p>(java7)</text:p>
            <text:p><text:span text:style-name="T1">ms/op </text:span></text:p>
          </table:table-cell>
          <table:table-cell table:style-name="ce3" office:value-type="string" calcext:value-type="string">
            <text:p>anonymous class</text:p>
            <text:p>(java8)</text:p>
            <text:p><text:span text:style-name="T1">ms/op </text:span></text:p>
          </table:table-cell>
          <table:table-cell table:style-name="ce3" table:number-columns-repeated="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45" calcext:value-type="float">
            <text:p>0,045</text:p>
          </table:table-cell>
          <table:table-cell table:number-columns-repeated="1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067" calcext:value-type="float">
            <text:p>0,067</text:p>
          </table:table-cell>
          <table:table-cell table:number-columns-repeated="11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27" calcext:value-type="float">
            <text:p>0,127</text:p>
          </table:table-cell>
          <table:table-cell table:number-columns-repeated="11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274" calcext:value-type="float">
            <text:p>0,274</text:p>
          </table:table-cell>
          <table:table-cell table:number-columns-repeated="11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0.615" calcext:value-type="float">
            <text:p>0,615</text:p>
          </table:table-cell>
          <table:table-cell table:number-columns-repeated="11"/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1.404" calcext:value-type="float">
            <text:p>1,404</text:p>
          </table:table-cell>
          <table:table-cell table:number-columns-repeated="11"/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2.808" calcext:value-type="float">
            <text:p>2,808</text:p>
          </table:table-cell>
          <table:table-cell table:number-columns-repeated="11"/>
        </table:table-row>
        <table:table-row table:style-name="ro2">
          <table:table-cell office:value-type="float" office:value="12800" calcext:value-type="float">
            <text:p>12800</text:p>
          </table:table-cell>
          <table:table-cell office:value-type="float" office:value="6.108" calcext:value-type="float">
            <text:p>6,108</text:p>
          </table:table-cell>
          <table:table-cell table:number-columns-repeated="11"/>
        </table:table-row>
        <table:table-row table:style-name="ro2">
          <table:table-cell office:value-type="float" office:value="51200" calcext:value-type="float">
            <text:p>51200</text:p>
          </table:table-cell>
          <table:table-cell office:value-type="float" office:value="32.946" calcext:value-type="float">
            <text:p>32,946</text:p>
          </table:table-cell>
          <table:table-cell table:number-columns-repeated="11"/>
        </table:table-row>
        <table:table-row table:style-name="ro2">
          <table:table-cell office:value-type="float" office:value="204800" calcext:value-type="float">
            <text:p>204800</text:p>
          </table:table-cell>
          <table:table-cell office:value-type="float" office:value="174.312" calcext:value-type="float">
            <text:p>174,312</text:p>
          </table:table-cell>
          <table:table-cell table:number-columns-repeated="11"/>
        </table:table-row>
        <table:table-row table:style-name="ro2">
          <table:table-cell office:value-type="float" office:value="819200" calcext:value-type="float">
            <text:p>819200</text:p>
          </table:table-cell>
          <table:table-cell office:value-type="float" office:value="895.51" calcext:value-type="float">
            <text:p>895,5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23:39:27.789556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22:33:53.245983429</meta:creation-date>
    <dc:date>2015-09-14T23:49:23.395607908</dc:date>
    <meta:editing-duration>PT21M4S</meta:editing-duration>
    <meta:editing-cycles>3</meta:editing-cycles>
    <meta:generator>LibreOffice/4.4.2.2$Linux_X86_64 LibreOffice_project/4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cm" svg:stroke-color="#94bd5e" draw:fill-color="#94bd5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999999" draw:fill-color="#9999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14cm" xlink:href=".." xlink:type="simple" chart:class="chart:line" chart:style-name="ch1">
        <chart:title svg:x="4.817cm" svg:y="0.316cm" chart:style-name="ch2">
          <text:p>Tri d'un tableau de personnes</text:p>
        </chart:title>
        <chart:plot-area chart:style-name="ch3" table:cell-range-address="Feuille1.A5:Feuille1.C12 Feuille1.B4:Feuille1.C4" chart:data-source-has-labels="both" svg:x="1.337cm" svg:y="1.337cm" svg:width="14.331cm" svg:height="6.509cm">
          <chartooo:coordinate-region svg:x="1.776cm" svg:y="1.55cm" svg:width="13.42cm" svg:height="5.623cm"/>
          <chart:axis chart:dimension="x" chart:name="primary-x" chart:style-name="ch4" chartooo:axis-type="auto">
            <chartooo:date-scale/>
            <chart:title svg:x="7.269cm" svg:y="8.027cm" chart:style-name="ch5">
              <text:p>taille du tableau</text:p>
            </chart:title>
            <chart:categories table:cell-range-address="Feuille1.A5:Feuille1.A12"/>
          </chart:axis>
          <chart:axis chart:dimension="y" chart:name="primary-y" chart:style-name="ch6">
            <chart:title svg:x="0.451cm" svg:y="5.495cm" chart:style-name="ch7">
              <text:p>temps (ms)</text:p>
            </chart:title>
            <chart:grid chart:style-name="ch8" chart:class="major"/>
          </chart:axis>
          <chart:series chart:style-name="ch9" chart:values-cell-range-address="Feuille1.B5:Feuille1.B12" chart:label-cell-address="Feuille1.B4:Feuille1.B4" chart:class="chart:line">
            <chart:data-point chart:repeated="8"/>
          </chart:series>
          <chart:series chart:style-name="ch10" chart:values-cell-range-address="Feuille1.C5:Feuille1.C12" chart:label-cell-address="Feuille1.C4:Feuille1.C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nymous class
(java7)
ms/op </text:p>
                <draw:g>
                  <svg:desc>Feuille1.B4:Feuille1.B4</svg:desc>
                </draw:g>
              </table:table-cell>
              <table:table-cell office:value-type="string">
                <text:p>anonymous class
(java8)
ms/op </text:p>
                <draw:g>
                  <svg:desc>Feuille1.C4:Feuille1.C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A5:Feuille1.A12</svg:desc>
                </draw:g>
              </table:table-cell>
              <table:table-cell office:value-type="float" office:value="0.045">
                <text:p>0.045</text:p>
                <draw:g>
                  <svg:desc>Feuille1.B5:Feuille1.B12</svg:desc>
                </draw:g>
              </table:table-cell>
              <table:table-cell office:value-type="float" office:value="NaN">
                <text:p>NaN</text:p>
                <draw:g>
                  <svg:desc>Feuille1.C5:Feuille1.C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615">
                <text:p>0.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.404">
                <text:p>1.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.808">
                <text:p>2.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6.108">
                <text:p>6.1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